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Resolver.isTransaction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initTransaction( ModuleRevisionId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ystem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setLocal( boolean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getFil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clos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lver.ge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abortPublish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ystemResolver.suppor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Resolver.addArtifac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lver.FileSystem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filterName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SystemResolver.commitPublishTransa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ileSystemResolver.getDestination( String pattern , Artifact artifact , ModuleRevisionId m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SystemResolver.addConfiguredArtifact( Ivy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lver.checkSupportTransac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leSystemResolver.beginPublishTransaction( ModuleRevisionId module , boolean over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leSystemResolver.addIvy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lver.unsupportedTransactio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ystemResolver.setTransactional( String transac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lver.addConfiguredIvy( Ivy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